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Info">
        <table:table-row>
          <table:table-cell office:value-type="string" office:string-value="General">
            <text:p>Gener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Name">
            <text:p>Name</text:p>
          </table:table-cell>
          <table:table-cell office:value-type="string" office:string-value="B">
            <text:p>B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Description">
            <text:p>Description</text:p>
          </table:table-cell>
          <table:table-cell office:value-type="string" office:string-value="Model with three reactions">
            <text:p>Model with three reactions</text:p>
          </table:table-cell>
        </table:table-row>
        <table:table-row>
          <table:table-cell office:value-type="string" office:string-value="Units">
            <text:p>Uni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m">
            <text:p>Km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1/h ([mass of products]/[mass of protein]/h)">
            <text:p>1/h ([mass of products]/[mass of protein]/h)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ho">
            <text:p>rho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Sheets">
            <text:p>Shee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M">
            <text:p>M</text:p>
          </table:table-cell>
          <table:table-cell office:value-type="string" office:string-value="Mass fraction matrix">
            <text:p>Mass fraction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">
            <text:p>K</text:p>
          </table:table-cell>
          <table:table-cell office:value-type="string" office:string-value="Michaelis constant matrix">
            <text:p>Michaelis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Turnover numbers">
            <text:p>Turnover number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onditions">
            <text:p>conditions</text:p>
          </table:table-cell>
          <table:table-cell office:value-type="string" office:string-value="Value of rho and external concentrations at different growth conditions">
            <text:p>Value of rho and external concentrations at different growth condition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0">
            <text:p>q0</text:p>
          </table:table-cell>
          <table:table-cell office:value-type="string" office:string-value="Initial flux fraction vector">
            <text:p>Initial flux fraction vector</text:p>
          </table:table-cell>
        </table:table-row>
      </table:table>
      <table:table table:name="M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G">
            <text:p>G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</table:table-row>
      </table:table>
      <table:table table:name="kcat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kcat_f">
            <text:p>kcat_f</text:p>
          </table:table-cell>
          <table:table-cell office:value-type="float" office:value="10.0">
            <text:p>10.0</text:p>
          </table:table-cell>
          <table:table-cell office:value-type="float" office:value="8.0">
            <text:p>8.0</text:p>
          </table:table-cell>
          <table:table-cell office:value-type="float" office:value="4.55">
            <text:p>4.55</text:p>
          </table:table-cell>
        </table:table-row>
        <table:table-row>
          <table:table-cell table:style-name="pd1" office:value-type="string" office:string-value="kcat_b">
            <text:p>kcat_b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G">
            <text:p>G</text:p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3">
            <text:p>8.3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rho">
        <table:table-row>
          <table:table-cell table:style-name="pd1" office:value-type="string" office:string-value="">
            <text:p/>
          </table:table-cell>
          <table:table-cell table:style-name="pd1" office:value-type="string" office:string-value="(g/L)">
            <text:p>(g/L)</text:p>
          </table:table-cell>
        </table:table-row>
        <table:table-row>
          <table:table-cell office:value-type="string" office:string-value="rho">
            <text:p>rho</text:p>
          </table:table-cell>
          <table:table-cell office:value-type="float" office:value="340.0">
            <text:p>340.0</text:p>
          </table:table-cell>
        </table:table-row>
      </table:table>
      <table:table table:name="conditions">
        <table:table-row>
          <table:table-cell/>
          <table:table-cell table:style-name="pd1" office:value-type="string" office:string-value="1">
            <text:p>1</text:p>
          </table:table-cell>
          <table:table-cell table:style-name="pd1" office:value-type="string" office:string-value="2">
            <text:p>2</text:p>
          </table:table-cell>
          <table:table-cell table:style-name="pd1" office:value-type="string" office:string-value="3">
            <text:p>3</text:p>
          </table:table-cell>
          <table:table-cell table:style-name="pd1" office:value-type="string" office:string-value="4">
            <text:p>4</text:p>
          </table:table-cell>
          <table:table-cell table:style-name="pd1" office:value-type="string" office:string-value="5">
            <text:p>5</text:p>
          </table:table-cell>
          <table:table-cell table:style-name="pd1" office:value-type="string" office:string-value="6">
            <text:p>6</text:p>
          </table:table-cell>
          <table:table-cell table:style-name="pd1" office:value-type="string" office:string-value="7">
            <text:p>7</text:p>
          </table:table-cell>
          <table:table-cell table:style-name="pd1" office:value-type="string" office:string-value="8">
            <text:p>8</text:p>
          </table:table-cell>
          <table:table-cell table:style-name="pd1" office:value-type="string" office:string-value="9">
            <text:p>9</text:p>
          </table:table-cell>
          <table:table-cell table:style-name="pd1" office:value-type="string" office:string-value="10">
            <text:p>10</text:p>
          </table:table-cell>
          <table:table-cell table:style-name="pd1" office:value-type="string" office:string-value="11">
            <text:p>11</text:p>
          </table:table-cell>
          <table:table-cell table:style-name="pd1" office:value-type="string" office:string-value="12">
            <text:p>12</text:p>
          </table:table-cell>
          <table:table-cell table:style-name="pd1" office:value-type="string" office:string-value="13">
            <text:p>13</text:p>
          </table:table-cell>
          <table:table-cell table:style-name="pd1" office:value-type="string" office:string-value="14">
            <text:p>14</text:p>
          </table:table-cell>
          <table:table-cell table:style-name="pd1" office:value-type="string" office:string-value="15">
            <text:p>15</text:p>
          </table:table-cell>
          <table:table-cell table:style-name="pd1" office:value-type="string" office:string-value="16">
            <text:p>16</text:p>
          </table:table-cell>
          <table:table-cell table:style-name="pd1" office:value-type="string" office:string-value="17">
            <text:p>17</text:p>
          </table:table-cell>
          <table:table-cell table:style-name="pd1" office:value-type="string" office:string-value="18">
            <text:p>18</text:p>
          </table:table-cell>
          <table:table-cell table:style-name="pd1" office:value-type="string" office:string-value="19">
            <text:p>19</text:p>
          </table:table-cell>
          <table:table-cell table:style-name="pd1" office:value-type="string" office:string-value="20">
            <text:p>20</text:p>
          </table:table-cell>
          <table:table-cell table:style-name="pd1" office:value-type="string" office:string-value="21">
            <text:p>21</text:p>
          </table:table-cell>
          <table:table-cell table:style-name="pd1" office:value-type="string" office:string-value="22">
            <text:p>22</text:p>
          </table:table-cell>
          <table:table-cell table:style-name="pd1" office:value-type="string" office:string-value="23">
            <text:p>23</text:p>
          </table:table-cell>
          <table:table-cell table:style-name="pd1" office:value-type="string" office:string-value="24">
            <text:p>24</text:p>
          </table:table-cell>
          <table:table-cell table:style-name="pd1" office:value-type="string" office:string-value="25">
            <text:p>25</text:p>
          </table:table-cell>
        </table:table-row>
        <table:table-row>
          <table:table-cell table:style-name="pd1" office:value-type="string" office:string-value="rho">
            <text:p>rho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100.0">
            <text:p>100.0</text:p>
          </table:table-cell>
          <table:table-cell office:value-type="float" office:value="66.66666666666667">
            <text:p>66.66666666666667</text:p>
          </table:table-cell>
          <table:table-cell office:value-type="float" office:value="44.44444444444445">
            <text:p>44.44444444444445</text:p>
          </table:table-cell>
          <table:table-cell office:value-type="float" office:value="29.62962962962964">
            <text:p>29.62962962962964</text:p>
          </table:table-cell>
          <table:table-cell office:value-type="float" office:value="19.75308641975309">
            <text:p>19.75308641975309</text:p>
          </table:table-cell>
          <table:table-cell office:value-type="float" office:value="13.16872427983539">
            <text:p>13.16872427983539</text:p>
          </table:table-cell>
          <table:table-cell office:value-type="float" office:value="8.779149519890263">
            <text:p>8.779149519890263</text:p>
          </table:table-cell>
          <table:table-cell office:value-type="float" office:value="5.852766346593508">
            <text:p>5.852766346593508</text:p>
          </table:table-cell>
          <table:table-cell office:value-type="float" office:value="3.901844231062339">
            <text:p>3.901844231062339</text:p>
          </table:table-cell>
          <table:table-cell office:value-type="float" office:value="2.601229487374893">
            <text:p>2.601229487374893</text:p>
          </table:table-cell>
          <table:table-cell office:value-type="float" office:value="1.734152991583262">
            <text:p>1.734152991583262</text:p>
          </table:table-cell>
          <table:table-cell office:value-type="float" office:value="1.156101994388841">
            <text:p>1.156101994388841</text:p>
          </table:table-cell>
          <table:table-cell office:value-type="float" office:value="0.7707346629258942">
            <text:p>0.7707346629258942</text:p>
          </table:table-cell>
          <table:table-cell office:value-type="float" office:value="0.5138231086172628">
            <text:p>0.5138231086172628</text:p>
          </table:table-cell>
          <table:table-cell office:value-type="float" office:value="0.3425487390781752">
            <text:p>0.3425487390781752</text:p>
          </table:table-cell>
          <table:table-cell office:value-type="float" office:value="0.2283658260521167">
            <text:p>0.2283658260521167</text:p>
          </table:table-cell>
          <table:table-cell office:value-type="float" office:value="0.1522438840347445">
            <text:p>0.1522438840347445</text:p>
          </table:table-cell>
          <table:table-cell office:value-type="float" office:value="0.1014959226898296">
            <text:p>0.1014959226898296</text:p>
          </table:table-cell>
          <table:table-cell office:value-type="float" office:value="0.0676639484598864">
            <text:p>0.0676639484598864</text:p>
          </table:table-cell>
          <table:table-cell office:value-type="float" office:value="0.0451092989732576">
            <text:p>0.0451092989732576</text:p>
          </table:table-cell>
          <table:table-cell office:value-type="float" office:value="0.0300728659821717">
            <text:p>0.0300728659821717</text:p>
          </table:table-cell>
          <table:table-cell office:value-type="float" office:value="0.0200485773214478">
            <text:p>0.0200485773214478</text:p>
          </table:table-cell>
          <table:table-cell office:value-type="float" office:value="0.0133657182142985">
            <text:p>0.0133657182142985</text:p>
          </table:table-cell>
          <table:table-cell office:value-type="float" office:value="0.0089104788095323">
            <text:p>0.0089104788095323</text:p>
          </table:table-cell>
          <table:table-cell office:value-type="float" office:value="0.0059403192063549">
            <text:p>0.0059403192063549</text:p>
          </table:table-cell>
        </table:table-row>
      </table:table>
      <table:table table:name="q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q0">
            <text:p>q0</text:p>
          </table:table-cell>
          <table:table-cell office:value-type="float" office:value="1.0">
            <text:p>1.0</text:p>
          </table:table-cell>
          <table:table-cell office:value-type="float" office:value="0.7595269370112736">
            <text:p>0.7595269370112736</text:p>
          </table:table-cell>
          <table:table-cell office:value-type="float" office:value="0.6890000000000005">
            <text:p>0.6890000000000005</text:p>
          </table:table-cell>
        </table:table-row>
        <table:table-row>
          <table:table-cell table:style-name="pd1" office:value-type="string" office:string-value="1">
            <text:p>1</text:p>
          </table:table-cell>
          <table:table-cell office:value-type="float" office:value="1.0">
            <text:p>1.0</text:p>
          </table:table-cell>
          <table:table-cell office:value-type="float" office:value="0.8630310052760738">
            <text:p>0.8630310052760738</text:p>
          </table:table-cell>
          <table:table-cell office:value-type="float" office:value="0.7509893584355272">
            <text:p>0.7509893584355272</text:p>
          </table:table-cell>
        </table:table-row>
        <table:table-row>
          <table:table-cell table:style-name="pd1" office:value-type="string" office:string-value="2">
            <text:p>2</text:p>
          </table:table-cell>
          <table:table-cell office:value-type="float" office:value="1.0">
            <text:p>1.0</text:p>
          </table:table-cell>
          <table:table-cell office:value-type="float" office:value="0.865172601927457">
            <text:p>0.865172601927457</text:p>
          </table:table-cell>
          <table:table-cell office:value-type="float" office:value="0.753988983732149">
            <text:p>0.753988983732149</text:p>
          </table:table-cell>
        </table:table-row>
        <table:table-row>
          <table:table-cell table:style-name="pd1" office:value-type="string" office:string-value="3">
            <text:p>3</text:p>
          </table:table-cell>
          <table:table-cell office:value-type="float" office:value="1.0">
            <text:p>1.0</text:p>
          </table:table-cell>
          <table:table-cell office:value-type="float" office:value="0.868191600779643">
            <text:p>0.868191600779643</text:p>
          </table:table-cell>
          <table:table-cell office:value-type="float" office:value="0.7582566598327715">
            <text:p>0.7582566598327715</text:p>
          </table:table-cell>
        </table:table-row>
        <table:table-row>
          <table:table-cell table:style-name="pd1" office:value-type="string" office:string-value="4">
            <text:p>4</text:p>
          </table:table-cell>
          <table:table-cell office:value-type="float" office:value="1.0">
            <text:p>1.0</text:p>
          </table:table-cell>
          <table:table-cell office:value-type="float" office:value="0.8723380070759232">
            <text:p>0.8723380070759232</text:p>
          </table:table-cell>
          <table:table-cell office:value-type="float" office:value="0.7641946207793134">
            <text:p>0.7641946207793134</text:p>
          </table:table-cell>
        </table:table-row>
        <table:table-row>
          <table:table-cell table:style-name="pd1" office:value-type="string" office:string-value="5">
            <text:p>5</text:p>
          </table:table-cell>
          <table:table-cell office:value-type="float" office:value="1.0">
            <text:p>1.0</text:p>
          </table:table-cell>
          <table:table-cell office:value-type="float" office:value="0.8778408646763557">
            <text:p>0.8778408646763557</text:p>
          </table:table-cell>
          <table:table-cell office:value-type="float" office:value="0.7722167812377438">
            <text:p>0.7722167812377438</text:p>
          </table:table-cell>
        </table:table-row>
        <table:table-row>
          <table:table-cell table:style-name="pd1" office:value-type="string" office:string-value="6">
            <text:p>6</text:p>
          </table:table-cell>
          <table:table-cell office:value-type="float" office:value="1.0">
            <text:p>1.0</text:p>
          </table:table-cell>
          <table:table-cell office:value-type="float" office:value="0.8848365176518446">
            <text:p>0.8848365176518446</text:p>
          </table:table-cell>
          <table:table-cell office:value-type="float" office:value="0.7826587925761946">
            <text:p>0.7826587925761946</text:p>
          </table:table-cell>
        </table:table-row>
        <table:table-row>
          <table:table-cell table:style-name="pd1" office:value-type="string" office:string-value="7">
            <text:p>7</text:p>
          </table:table-cell>
          <table:table-cell office:value-type="float" office:value="1.0">
            <text:p>1.0</text:p>
          </table:table-cell>
          <table:table-cell office:value-type="float" office:value="0.893289168933991">
            <text:p>0.893289168933991</text:p>
          </table:table-cell>
          <table:table-cell office:value-type="float" office:value="0.7956585243813564">
            <text:p>0.7956585243813564</text:p>
          </table:table-cell>
        </table:table-row>
        <table:table-row>
          <table:table-cell table:style-name="pd1" office:value-type="string" office:string-value="8">
            <text:p>8</text:p>
          </table:table-cell>
          <table:table-cell office:value-type="float" office:value="1.0">
            <text:p>1.0</text:p>
          </table:table-cell>
          <table:table-cell office:value-type="float" office:value="0.9029448992674062">
            <text:p>0.9029448992674062</text:p>
          </table:table-cell>
          <table:table-cell office:value-type="float" office:value="0.8110504390556079">
            <text:p>0.8110504390556079</text:p>
          </table:table-cell>
        </table:table-row>
        <table:table-row>
          <table:table-cell table:style-name="pd1" office:value-type="string" office:string-value="9">
            <text:p>9</text:p>
          </table:table-cell>
          <table:table-cell office:value-type="float" office:value="1.0">
            <text:p>1.0</text:p>
          </table:table-cell>
          <table:table-cell office:value-type="float" office:value="0.9133577764034683">
            <text:p>0.9133577764034683</text:p>
          </table:table-cell>
          <table:table-cell office:value-type="float" office:value="0.828332515266424">
            <text:p>0.828332515266424</text:p>
          </table:table-cell>
        </table:table-row>
        <table:table-row>
          <table:table-cell table:style-name="pd1" office:value-type="string" office:string-value="10">
            <text:p>10</text:p>
          </table:table-cell>
          <table:table-cell office:value-type="float" office:value="1.0">
            <text:p>1.0</text:p>
          </table:table-cell>
          <table:table-cell office:value-type="float" office:value="0.9239875662163843">
            <text:p>0.9239875662163843</text:p>
          </table:table-cell>
          <table:table-cell office:value-type="float" office:value="0.8467389377578776">
            <text:p>0.8467389377578776</text:p>
          </table:table-cell>
        </table:table-row>
        <table:table-row>
          <table:table-cell table:style-name="pd1" office:value-type="string" office:string-value="11">
            <text:p>11</text:p>
          </table:table-cell>
          <table:table-cell office:value-type="float" office:value="1.0">
            <text:p>1.0</text:p>
          </table:table-cell>
          <table:table-cell office:value-type="float" office:value="0.9343216840866387">
            <text:p>0.9343216840866387</text:p>
          </table:table-cell>
          <table:table-cell office:value-type="float" office:value="0.86539467940461">
            <text:p>0.86539467940461</text:p>
          </table:table-cell>
        </table:table-row>
        <table:table-row>
          <table:table-cell table:style-name="pd1" office:value-type="string" office:string-value="12">
            <text:p>12</text:p>
          </table:table-cell>
          <table:table-cell office:value-type="float" office:value="1.0">
            <text:p>1.0</text:p>
          </table:table-cell>
          <table:table-cell office:value-type="float" office:value="0.9439653766222404">
            <text:p>0.9439653766222404</text:p>
          </table:table-cell>
          <table:table-cell office:value-type="float" office:value="0.8834858112883224">
            <text:p>0.8834858112883224</text:p>
          </table:table-cell>
        </table:table-row>
        <table:table-row>
          <table:table-cell table:style-name="pd1" office:value-type="string" office:string-value="13">
            <text:p>13</text:p>
          </table:table-cell>
          <table:table-cell office:value-type="float" office:value="1.0">
            <text:p>1.0</text:p>
          </table:table-cell>
          <table:table-cell office:value-type="float" office:value="0.9526750325399815">
            <text:p>0.9526750325399815</text:p>
          </table:table-cell>
          <table:table-cell office:value-type="float" office:value="0.9003817427933066">
            <text:p>0.9003817427933066</text:p>
          </table:table-cell>
        </table:table-row>
        <table:table-row>
          <table:table-cell table:style-name="pd1" office:value-type="string" office:string-value="14">
            <text:p>14</text:p>
          </table:table-cell>
          <table:table-cell office:value-type="float" office:value="1.0">
            <text:p>1.0</text:p>
          </table:table-cell>
          <table:table-cell office:value-type="float" office:value="0.9603449246626632">
            <text:p>0.9603449246626632</text:p>
          </table:table-cell>
          <table:table-cell office:value-type="float" office:value="0.9156827971646881">
            <text:p>0.9156827971646881</text:p>
          </table:table-cell>
        </table:table-row>
        <table:table-row>
          <table:table-cell table:style-name="pd1" office:value-type="string" office:string-value="15">
            <text:p>15</text:p>
          </table:table-cell>
          <table:table-cell office:value-type="float" office:value="1.0">
            <text:p>1.0</text:p>
          </table:table-cell>
          <table:table-cell office:value-type="float" office:value="0.9669718152801204">
            <text:p>0.9669718152801204</text:p>
          </table:table-cell>
          <table:table-cell office:value-type="float" office:value="0.9292049680128311">
            <text:p>0.9292049680128311</text:p>
          </table:table-cell>
        </table:table-row>
        <table:table-row>
          <table:table-cell table:style-name="pd1" office:value-type="string" office:string-value="16">
            <text:p>16</text:p>
          </table:table-cell>
          <table:table-cell office:value-type="float" office:value="1.0">
            <text:p>1.0</text:p>
          </table:table-cell>
          <table:table-cell office:value-type="float" office:value="0.9726170717789094">
            <text:p>0.9726170717789094</text:p>
          </table:table-cell>
          <table:table-cell office:value-type="float" office:value="0.9409308467248046">
            <text:p>0.9409308467248046</text:p>
          </table:table-cell>
        </table:table-row>
        <table:table-row>
          <table:table-cell table:style-name="pd1" office:value-type="string" office:string-value="17">
            <text:p>17</text:p>
          </table:table-cell>
          <table:table-cell office:value-type="float" office:value="1.0">
            <text:p>1.0</text:p>
          </table:table-cell>
          <table:table-cell office:value-type="float" office:value="0.9773760897062863">
            <text:p>0.9773760897062863</text:p>
          </table:table-cell>
          <table:table-cell office:value-type="float" office:value="0.9509532692007251">
            <text:p>0.9509532692007251</text:p>
          </table:table-cell>
        </table:table-row>
        <table:table-row>
          <table:table-cell table:style-name="pd1" office:value-type="string" office:string-value="18">
            <text:p>18</text:p>
          </table:table-cell>
          <table:table-cell office:value-type="float" office:value="1.0">
            <text:p>1.0</text:p>
          </table:table-cell>
          <table:table-cell office:value-type="float" office:value="0.9813571474218526">
            <text:p>0.9813571474218526</text:p>
          </table:table-cell>
          <table:table-cell office:value-type="float" office:value="0.9594267926211458">
            <text:p>0.9594267926211458</text:p>
          </table:table-cell>
        </table:table-row>
        <table:table-row>
          <table:table-cell table:style-name="pd1" office:value-type="string" office:string-value="19">
            <text:p>19</text:p>
          </table:table-cell>
          <table:table-cell office:value-type="float" office:value="1.0">
            <text:p>1.0</text:p>
          </table:table-cell>
          <table:table-cell office:value-type="float" office:value="0.9846684330753135">
            <text:p>0.9846684330753135</text:p>
          </table:table-cell>
          <table:table-cell office:value-type="float" office:value="0.9665323066132285">
            <text:p>0.9665323066132285</text:p>
          </table:table-cell>
        </table:table-row>
        <table:table-row>
          <table:table-cell table:style-name="pd1" office:value-type="string" office:string-value="20">
            <text:p>20</text:p>
          </table:table-cell>
          <table:table-cell office:value-type="float" office:value="1.0">
            <text:p>1.0</text:p>
          </table:table-cell>
          <table:table-cell office:value-type="float" office:value="0.9874109192100099">
            <text:p>0.9874109192100099</text:p>
          </table:table-cell>
          <table:table-cell office:value-type="float" office:value="0.972454076266684">
            <text:p>0.972454076266684</text:p>
          </table:table-cell>
        </table:table-row>
        <table:table-row>
          <table:table-cell table:style-name="pd1" office:value-type="string" office:string-value="21">
            <text:p>21</text:p>
          </table:table-cell>
          <table:table-cell office:value-type="float" office:value="1.0">
            <text:p>1.0</text:p>
          </table:table-cell>
          <table:table-cell office:value-type="float" office:value="0.9896750613715857">
            <text:p>0.9896750613715857</text:p>
          </table:table-cell>
          <table:table-cell office:value-type="float" office:value="0.9773664554804958">
            <text:p>0.9773664554804958</text:p>
          </table:table-cell>
        </table:table-row>
        <table:table-row>
          <table:table-cell table:style-name="pd1" office:value-type="string" office:string-value="22">
            <text:p>22</text:p>
          </table:table-cell>
          <table:table-cell office:value-type="float" office:value="1.0">
            <text:p>1.0</text:p>
          </table:table-cell>
          <table:table-cell office:value-type="float" office:value="0.9915397735277854">
            <text:p>0.9915397735277854</text:p>
          </table:table-cell>
          <table:table-cell office:value-type="float" office:value="0.9814272030662061">
            <text:p>0.9814272030662061</text:p>
          </table:table-cell>
        </table:table-row>
        <table:table-row>
          <table:table-cell table:style-name="pd1" office:value-type="string" office:string-value="23">
            <text:p>23</text:p>
          </table:table-cell>
          <table:table-cell office:value-type="float" office:value="1.0">
            <text:p>1.0</text:p>
          </table:table-cell>
          <table:table-cell office:value-type="float" office:value="0.9930726845068447">
            <text:p>0.9930726845068447</text:p>
          </table:table-cell>
          <table:table-cell office:value-type="float" office:value="0.9847749833897664">
            <text:p>0.9847749833897664</text:p>
          </table:table-cell>
        </table:table-row>
        <table:table-row>
          <table:table-cell table:style-name="pd1" office:value-type="string" office:string-value="24">
            <text:p>24</text:p>
          </table:table-cell>
          <table:table-cell office:value-type="float" office:value="1.0">
            <text:p>1.0</text:p>
          </table:table-cell>
          <table:table-cell office:value-type="float" office:value="0.9943310449231207">
            <text:p>0.9943310449231207</text:p>
          </table:table-cell>
          <table:table-cell office:value-type="float" office:value="0.9875293177227483">
            <text:p>0.9875293177227483</text:p>
          </table:table-cell>
        </table:table-row>
        <table:table-row>
          <table:table-cell table:style-name="pd1" office:value-type="string" office:string-value="25">
            <text:p>25</text:p>
          </table:table-cell>
          <table:table-cell office:value-type="float" office:value="1.0">
            <text:p>1.0</text:p>
          </table:table-cell>
          <table:table-cell office:value-type="float" office:value="0.9953628877083848">
            <text:p>0.9953628877083848</text:p>
          </table:table-cell>
          <table:table-cell office:value-type="float" office:value="0.989791810722422">
            <text:p>0.9897918107224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